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Eduarde,</text:p>
      <text:p text:style-name="Normal">naše sdílené cesty pod znamením Vepře nám přinášejí nejen společnou sílu, ale i dobrodružství, které se vine po spirálách osudu. Jako dva Vepři v tajemném lese času hledáme pravdu a srdnatost, jenž jsou ukryty pod listím příběhů a zážitků. Tvoje laskavost a moje odvaha, obě pod ochranou anděla Uriela, budují most mezi dušemi, který nejenže odolá běsnění světa, ale také pomáhá rozjasňovat stinné chodníčky nejistoty.</text:p>
      <text:p text:style-name="Normal">V tento valentýnský den tě chci ujistit, že všechno, co nám život přináší, ať už v radosti nebo ve výzvách, budeme sdílet s neotřesenou vírou jeden v druhého. Ať již cesta, po které půjdeme, bude jakkoli spletitá, naše kroky budou vždy vedle sebe, drženy neviditelnou silou, která spojuje srdce srdcem. Tvůj humor, tvá síla a tvá přítomnost obohacují každou okamžitou minutu mého života. Oceňuji tě, příteli mého ducha, a jsem tu pro tebe, abychom společně hledali a nacházeli to, co náš svět činí krásnějším.</text:p>
      <text:p text:style-name="Normal">S láskou a přátelstvím, které překračuje všechny hranice,</text:p>
      <text:p text:style-name="Normal">tvá věrná družička na této cest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